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egoe UI Historic" svg:font-family="'Segoe UI Historic', 'Segoe U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d95f" officeooo:paragraph-rsid="0001d95f"/>
    </style:style>
    <style:style style:name="P2" style:family="paragraph" style:parent-style-name="Standard">
      <style:text-properties fo:language="fr" fo:country="FR" fo:font-weight="bold" officeooo:rsid="0001d95f" officeooo:paragraph-rsid="0001d95f" style:font-weight-asian="bold" style:font-weight-complex="bold"/>
    </style:style>
    <style:style style:name="P3" style:family="paragraph" style:parent-style-name="Standard">
      <style:text-properties fo:language="fr" fo:country="FR" fo:font-weight="bold" officeooo:rsid="0001d95f" officeooo:paragraph-rsid="000c96c3" style:font-weight-asian="bold" style:font-weight-complex="bold"/>
    </style:style>
    <style:style style:name="P4" style:family="paragraph" style:parent-style-name="Standard">
      <style:text-properties fo:language="fr" fo:country="FR" officeooo:rsid="00022d74" officeooo:paragraph-rsid="00022d74"/>
    </style:style>
    <style:style style:name="P5" style:family="paragraph" style:parent-style-name="Standard">
      <style:text-properties fo:language="fr" fo:country="FR" officeooo:rsid="0009fc0b" officeooo:paragraph-rsid="0009fc0b"/>
    </style:style>
    <style:style style:name="P6" style:family="paragraph" style:parent-style-name="Standard">
      <style:text-properties fo:language="fr" fo:country="FR" officeooo:rsid="0002c669" officeooo:paragraph-rsid="0002c669"/>
    </style:style>
    <style:style style:name="P7" style:family="paragraph" style:parent-style-name="Standard">
      <style:text-properties fo:language="fr" fo:country="FR" officeooo:rsid="0002c669" officeooo:paragraph-rsid="000b354b"/>
    </style:style>
    <style:style style:name="P8" style:family="paragraph" style:parent-style-name="Standard">
      <style:text-properties fo:language="fr" fo:country="FR" officeooo:paragraph-rsid="0002c669"/>
    </style:style>
    <style:style style:name="P9" style:family="paragraph" style:parent-style-name="Standard">
      <style:text-properties fo:language="fr" fo:country="FR" officeooo:paragraph-rsid="0001d95f"/>
    </style:style>
    <style:style style:name="P10" style:family="paragraph" style:parent-style-name="Standard">
      <style:text-properties officeooo:paragraph-rsid="0002c669"/>
    </style:style>
    <style:style style:name="P11" style:family="paragraph" style:parent-style-name="Standard">
      <style:text-properties officeooo:paragraph-rsid="00022d74"/>
    </style:style>
    <style:style style:name="P12" style:family="paragraph" style:parent-style-name="Standard">
      <style:text-properties officeooo:paragraph-rsid="000b354b"/>
    </style:style>
    <style:style style:name="P13" style:family="paragraph" style:parent-style-name="Standard">
      <style:text-properties officeooo:paragraph-rsid="000c96c3"/>
    </style:style>
    <style:style style:name="P14" style:family="paragraph" style:parent-style-name="Standard">
      <style:text-properties officeooo:paragraph-rsid="0001d9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96c3" style:font-weight-asian="bold" style:font-weight-complex="bold"/>
    </style:style>
    <style:style style:name="T3" style:family="text">
      <style:text-properties officeooo:rsid="0002c669"/>
    </style:style>
    <style:style style:name="T4" style:family="text">
      <style:text-properties officeooo:rsid="0007f697"/>
    </style:style>
    <style:style style:name="T5" style:family="text">
      <style:text-properties fo:font-weight="normal" officeooo:rsid="000b354b" style:font-weight-asian="normal" style:font-weight-complex="normal"/>
    </style:style>
    <style:style style:name="T6" style:family="text">
      <style:text-properties fo:font-weight="normal" officeooo:rsid="000c96c3" style:font-weight-asian="normal" style:font-weight-complex="normal"/>
    </style:style>
    <style:style style:name="T7" style:family="text">
      <style:text-properties officeooo:rsid="000b354b"/>
    </style:style>
    <style:style style:name="T8" style:family="text">
      <style:text-properties fo:language="fr" fo:country="FR" officeooo:rsid="0002c669"/>
    </style:style>
    <style:style style:name="T9" style:family="text">
      <style:text-properties fo:language="fr" fo:country="FR" officeooo:rsid="000b354b"/>
    </style:style>
    <style:style style:name="T10" style:family="text">
      <style:text-properties fo:language="fr" fo:country="FR" officeooo:rsid="00022d74"/>
    </style:style>
    <style:style style:name="T11" style:family="text">
      <style:text-properties fo:language="fr" fo:country="FR" officeooo:rsid="000c96c3"/>
    </style:style>
    <style:style style:name="T12" style:family="text">
      <style:text-properties fo:language="fr" fo:country="FR" officeooo:rsid="0001d95f"/>
    </style:style>
    <style:style style:name="T13" style:family="text">
      <style:text-properties fo:language="fr" fo:country="FR" fo:font-weight="normal" officeooo:rsid="000c96c3" style:font-weight-asian="normal" style:font-weight-complex="normal"/>
    </style:style>
    <style:style style:name="T14" style:family="text">
      <style:text-properties fo:language="fr" fo:country="FR" fo:font-weight="bold" officeooo:rsid="000c96c3" style:font-weight-asian="bold" style:font-weight-complex="bold"/>
    </style:style>
    <style:style style:name="T15" style:family="text">
      <style:text-properties officeooo:rsid="000c96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ie Triquet 24 ans</text:p>
      <text:p text:style-name="P1"/>
      <text:p text:style-name="P2">Dans quels domaines as tu travaillé ?</text:p>
      <text:p text:style-name="P4">6 mois <text:span text:style-name="T15">en</text:span> <text:span text:style-name="T15">U</text:span>rgence<text:span text:style-name="T15">s</text:span></text:p>
      <text:p text:style-name="P4">Un peu tout les corps de <text:span text:style-name="T15">métiers</text:span> <text:span text:style-name="T15">d’hôpital</text:span></text:p>
      <text:p text:style-name="P5"><text:span text:style-name="T15">diplômée</text:span> de formation approfondie en sciences médicales</text:p>
      <text:p text:style-name="P14"><text:span text:style-name="T12">Master 1 sciences et vie de la santé</text:span></text:p>
      <text:p text:style-name="P1"/>
      <text:p text:style-name="P1"/>
      <text:p text:style-name="P2">Est ce qu'il y a des tâches de ton travail dont tu voudrais faire prendre conscience au gens qu'elles en font partie ?</text:p>
      <text:p text:style-name="P10"><text:span text:style-name="T8">Le plus stressant c'est quand il y a trop de p</text:span><text:span text:style-name="T9">ersonnes en attente de soins</text:span><text:span text:style-name="T8"> </text:span><text:span text:style-name="T9">et qu’il n’est pas possible de tous les traiter d’un coup.</text:span></text:p>
      <text:p text:style-name="P10"><text:span text:style-name="T9">Les gens ne se rendent pas compte du c</text:span><text:span text:style-name="T8">oût d'une ambulance, </text:span><text:span text:style-name="T9">cela coûte </text:span><text:span text:style-name="T8">500€ a la S</text:span><text:span text:style-name="T9">écurité Sociale d’en faire déplacer une. B</text:span><text:span text:style-name="T8">eaucoup de p</text:span><text:span text:style-name="T9">ersonnes </text:span><text:span text:style-name="T8">e</text:span><text:span text:style-name="T9">xigent </text:span><text:span text:style-name="T8">une ambulance a</text:span><text:span text:style-name="T9">lors qu’ils ont les moyens de se déplacer par eux même.</text:span></text:p>
      <text:p text:style-name="P10"><text:span text:style-name="T8">C’</text:span><text:span text:style-name="T9">est très pénible de passer dans les couloirs et </text:span><text:span text:style-name="T8">de voir d</text:span><text:span text:style-name="T9">es personnes âgées </text:span><text:span text:style-name="T8">attendre dans les brancards </text:span><text:span text:style-name="T9">car il n’est pas possible de s’en occuper tout de suite.</text:span></text:p>
      <text:p text:style-name="P7">I<text:span text:style-name="T7">l y a des personnes qui décèdent en box tous les jours, c’est une dure vérité non négligeable.</text:span></text:p>
      <text:p text:style-name="P8"/>
      <text:p text:style-name="P9"/>
      <text:p text:style-name="P2">Dans quelles situations es-tu le plus stressée/<text:span text:style-name="T7">pressée</text:span> par le temps et dois tu agir vite ?</text:p>
      <text:p text:style-name="P12"><text:span text:style-name="T9">Dans le cas d’une hémorragie</text:span><text:span text:style-name="T10"> : i</text:span><text:span text:style-name="T9">l faut rapidement c</text:span><text:span text:style-name="T10">ommander du sang (via </text:span><text:span text:style-name="T9">un ordinateur</text:span><text:span text:style-name="T10">), </text:span><text:span text:style-name="T9">poser une</text:span><text:span text:style-name="T10"> p</text:span><text:span text:style-name="T9">erfusion</text:span><text:span text:style-name="T10">(jusqu'à deux pour un cas très grave) , </text:span><text:span text:style-name="T9">et</text:span><text:span text:style-name="T10"> </text:span><text:span text:style-name="T9">arrêter</text:span><text:span text:style-name="T10"> </text:span><text:span text:style-name="T9">hémorragie</text:span><text:span text:style-name="T10"> (</text:span><text:span text:style-name="T9">en cas hémorragie i</text:span><text:span text:style-name="T10">nterne ; </text:span><text:span text:style-name="T9">via une</text:span><text:span text:style-name="T10"> tuyau dans l</text:span><text:span text:style-name="T9">e rectum</text:span><text:span text:style-name="T10">, </text:span><text:span text:style-name="T9">en cas hémorragie externe ;</text:span><text:span text:style-name="T10"> </text:span><text:span text:style-name="T9">via une compression sur la blessure</text:span><text:span text:style-name="T10">).<text:line-break/></text:span><text:span text:style-name="T9">Il y a aussi des</text:span><text:span text:style-name="T10"> prise</text:span><text:span text:style-name="T9">s</text:span><text:span text:style-name="T10"> de tension </text:span><text:span text:style-name="T9">à effectuer rapidement</text:span><text:span text:style-name="T10">( d</text:span><text:span text:style-name="T9">ispositif à</text:span><text:span text:style-name="T10"> installer sur le bras. </text:span><text:span text:style-name="T9">E</text:span><text:span text:style-name="T10">n cas de tension basse il faut ajouter une poche de </text:span><text:span text:style-name="T11">Sérum</text:span><text:span text:style-name="T10"> </text:span><text:span text:style-name="T11">P</text:span><text:span text:style-name="T10">hi </text:span><text:span text:style-name="T9">en perfusion</text:span><text:span text:style-name="T10">).</text:span></text:p>
      <text:p text:style-name="P4"/>
      <text:p text:style-name="P11"><text:span text:style-name="T9">Dans le cas d’une c</text:span><text:span text:style-name="T10">rise </text:span><text:span text:style-name="T9">d’épilepsie, il faut poser une </text:span><text:span text:style-name="T10">canule de guedel (tuyau pour </text:span><text:span text:style-name="T9">éviter</text:span><text:span text:style-name="T10"> que </text:span><text:span text:style-name="T9">le patient</text:span><text:span text:style-name="T10"> se morde la langue), </text:span><text:span text:style-name="T9">puis une </text:span><text:span text:style-name="T10">perfu</text:span><text:span text:style-name="T9">sion </text:span><text:span text:style-name="T10">intramusculaire(</text:span><text:span text:style-name="T9">piqûre</text:span><text:span text:style-name="T10">) pour </text:span><text:span text:style-name="T9">arrêter</text:span><text:span text:style-name="T10"> la crise. </text:span><text:span text:style-name="T9">Puis mettre la personne en position latérale de sécurité et lui </text:span><text:span text:style-name="T11">insuffler</text:span><text:span text:style-name="T9"> un apport externe d’oxygène.</text:span></text:p>
      <text:p text:style-name="P4"/>
      <text:p text:style-name="P4">En cas de douleur <text:span text:style-name="T7">générale il faut mettre en place une</text:span> perfu<text:span text:style-name="T7">sion d’anti-douleurs</text:span>.</text:p>
      <text:p text:style-name="P4"/>
      <text:p text:style-name="P6"><text:span text:style-name="T7">Dans le cadre d’une Chirurgie, tout doit être très minutieux donc potentiellement stressant. Et il faut que les assistants soit diligents dans leur réaction à la demande de différents matériels.</text:span></text:p>
      <text:p text:style-name="P10"><text:span text:style-name="T8">Q</text:span><text:span text:style-name="T11">uand une Anesthésie est nécessaire il faut la mettre en place rapidement,</text:span><text:span text:style-name="T8"> via intubation par exemple. </text:span><text:span text:style-name="T11">Il y a parfois des ca</text:span><text:span text:style-name="T8">s de blessure grave localisée, </text:span><text:span text:style-name="T11">impliquant une anesthésie d’une seule partie du corps. Il faut ensuite effectuer un d</text:span><text:span text:style-name="T8">éplacement rapide au bloc.</text:span></text:p>
      <text:p text:style-name="P6"/>
      <text:p text:style-name="P6"/>
      <text:p text:style-name="P6"><text:span text:style-name="T15">Le métier de Brancardier est très éreintant. Ils sont sans cesse demandés et on tant de travail qu’ils peuvent parfois avoir une heure de retard.</text:span></text:p>
      <text:p text:style-name="P1"/>
      <text:p text:style-name="P10"><text:span text:style-name="T8">E</text:span><text:span text:style-name="T11">n cas de patient </text:span><text:span text:style-name="T8">qui arrive avec un mal de </text:span><text:span text:style-name="T11">cœur</text:span><text:span text:style-name="T8">, </text:span><text:span text:style-name="T11">il faut mettre en place un</text:span><text:span text:style-name="T8"> </text:span><text:span text:style-name="T11">Électrocardiogramme</text:span><text:span text:style-name="T8">, 10 </text:span><text:span text:style-name="T11">électrodes</text:span><text:span text:style-name="T8"> à coller un peu partout sur le corps ; 2 sur le poignet, 2 chevilles puis 6 s</text:span><text:span text:style-name="T11">ur le </text:span><text:span text:style-name="T8">torse.</text:span></text:p>
      <text:p text:style-name="P1"/>
      <text:p text:style-name="P3">As tu une vision <text:span text:style-name="T15">humoristique</text:span> de ton milieu de travail et si oui laquelle ?</text:p>
      <text:p text:style-name="P13"><text:soft-page-break/><text:span text:style-name="T13">Si on regarde dans le milieu du cinéma,</text:span><text:span text:style-name="T14"> </text:span><text:span text:style-name="T13">on trouve des choses comme G</text:span><text:span text:style-name="T8">rey’s Anatomy qui sont très loin de la réalité. C’est probablement le film Hippocrate q</text:span><text:span text:style-name="T11">ui en est le plus proche</text:span><text:span text:style-name="T8">.</text:span></text:p>
      <text:p text:style-name="P6"><text:span text:style-name="T15">Non ce qui permet de vraiment tenir dans ce milieu c’est le soutien entre chaque membres des équipes de travail au sein de ce milieu.</text:span></text:p>
      <text:p text:style-name="P6"/>
      <text:p text:style-name="P1"><text:span text:style-name="T1">Tu joue sur ton portable ?</text:span><text:line-break/><text:span text:style-name="T3">Non pas du tout.</text:span></text:p>
      <text:p text:style-name="P1"/>
      <text:p text:style-name="P1"/>
      <text:p text:style-name="P2">Tu jouerais à un jeu sur le thème du médical ?</text:p>
      <text:p text:style-name="P3"><text:span text:style-name="T5">Non, ça ne m’attire p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egoe UI Historic" svg:font-family="'Segoe UI Historic', 'Segoe U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6-10T12:34:11.622000000</dc:date>
    <meta:editing-duration>PT27M50S</meta:editing-duration>
    <meta:editing-cycles>4</meta:editing-cycles>
    <meta:document-statistic meta:table-count="0" meta:image-count="0" meta:object-count="0" meta:page-count="2" meta:paragraph-count="25" meta:word-count="568" meta:character-count="3178" meta:non-whitespace-character-count="2635"/>
  </office:meta>
</office:document-meta>
</file>